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ecb9" officeooo:paragraph-rsid="00130781"/>
    </style:style>
    <style:style style:name="T1" style:family="text">
      <style:text-properties officeooo:rsid="00130781"/>
    </style:style>
    <style:style style:name="T2" style:family="text">
      <style:text-properties officeooo:rsid="000270c1"/>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Object1" text:anchor-type="paragraph" svg:width="4.4445in" svg:height="1.4228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Object2" text:anchor-type="paragraph" svg:width="6.2984in" svg:height="3.5457in" draw:z-index="1"><draw:object xlink:href="./Object 2" xlink:type="simple" xlink:show="embed" xlink:actuate="onLoad"/><draw:image xlink:href="./ObjectReplacements/Object 2" xlink:type="simple" xlink:show="embed" xlink:actuate="onLoad"/></draw:frame></text:p>
      <text:p text:style-name="Standard"><draw:frame draw:style-name="fr1" draw:name="Object3" text:anchor-type="paragraph" svg:width="6.2992in" svg:height="3.5429in" draw:z-index="2"><draw:object xlink:href="./Object 3" xlink:type="simple" xlink:show="embed" xlink:actuate="onLoad"/><draw:image xlink:href="./ObjectReplacements/Object 3" xlink:type="simple" xlink:show="embed" xlink:actuate="onLoad"/></draw:frame></text:p>
      <text:p text:style-name="Standard"><draw:frame draw:style-name="fr1" draw:name="Object4" text:anchor-type="paragraph" svg:width="6.2992in" svg:height="3.5429in" draw:z-index="3"><draw:object xlink:href="./Object 4" xlink:type="simple" xlink:show="embed" xlink:actuate="onLoad"/><draw:image xlink:href="./ObjectReplacements/Object 4" xlink:type="simple" xlink:show="embed" xlink:actuate="onLoad"/></draw:frame><text:soft-page-break/></text:p>
      <text:p text:style-name="Standard"><draw:frame draw:style-name="fr1" draw:name="Object5" text:anchor-type="paragraph" svg:width="6.2992in" svg:height="3.5429in" draw:z-index="4"><draw:object xlink:href="./Object 5" xlink:type="simple" xlink:show="embed" xlink:actuate="onLoad"/><draw:image xlink:href="./ObjectReplacements/Object 5" xlink:type="simple" xlink:show="embed" xlink:actuate="onLoad"/></draw:frame></text:p>
      <text:p text:style-name="Standard"><draw:frame draw:style-name="fr2" draw:name="Object6" text:anchor-type="paragraph" svg:width="6.2992in" svg:height="3.5429in" draw:z-index="5"><draw:object xlink:href="./Object 6" xlink:type="simple" xlink:show="embed" xlink:actuate="onLoad"/><draw:image xlink:href="./ObjectReplacements/Object 6" xlink:type="simple" xlink:show="embed" xlink:actuate="onLoad"/></draw:frame></text:p>
      <text:p text:style-name="Standard"><text:soft-page-break/></text:p>
      <text:p text:style-name="Standard"><draw:frame draw:style-name="fr1" draw:name="Object7" text:anchor-type="paragraph" svg:width="6.2992in" svg:height="3.5429in" draw:z-index="6"><draw:object xlink:href="./Object 7" xlink:type="simple" xlink:show="embed" xlink:actuate="onLoad"/><draw:image xlink:href="./ObjectReplacements/Object 7" xlink:type="simple" xlink:show="embed" xlink:actuate="onLoad"/></draw:frame></text:p>
      <text:p text:style-name="Standard"><draw:frame draw:style-name="fr1" draw:name="Object8" text:anchor-type="paragraph" svg:width="6.2992in" svg:height="3.5429in" draw:z-index="7"><draw:object xlink:href="./Object 8" xlink:type="simple" xlink:show="embed" xlink:actuate="onLoad"/><draw:image xlink:href="./ObjectReplacements/Object 8" xlink:type="simple" xlink:show="embed" xlink:actuate="onLoad"/></draw:frame></text:p>
      <text:p text:style-name="Standard"><draw:frame draw:style-name="fr2" draw:name="Object9" text:anchor-type="paragraph" svg:width="6.2992in" svg:height="3.5429in" draw:z-index="8"><draw:object xlink:href="./Object 9" xlink:type="simple" xlink:show="embed" xlink:actuate="onLoad"/><draw:image xlink:href="./ObjectReplacements/Object 9" xlink:type="simple" xlink:show="embed" xlink:actuate="onLoad"/></draw:frame></text:p>
      <text:p text:style-name="P1"><text:soft-page-break/><text:span text:style-name="T2">Each time was based off of an average time from running the select five times for each number of tuples. For select, </text:span>the indexed select is generally much faster than the sequential select. <text:span text:style-name="T1">Sequential select is about 60 ms from 20 to 2000 tuples. Hash Map select is about 100 times quicker than Bp Tree Map select and Tree Map select at the beginning. As the number of tuples increase, Hash Map’s time does not increase too much, only going from about .12 ms to .14 ms. Bp Tree Map and Tree Map start out about the same speed, but by 2000 tuples, Tree Map is about 7 times slower. Bp Tree Map goes from about 1 ms to 2 ms. Tree Map goes from about 1 ms to 15 m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01:02:19.059222959</meta:creation-date>
    <dc:date>2017-10-30T01:10:53.069340606</dc:date>
    <meta:editing-duration>PT8M34S</meta:editing-duration>
    <meta:editing-cycles>1</meta:editing-cycles>
    <meta:document-statistic meta:table-count="0" meta:image-count="0" meta:object-count="9" meta:page-count="4" meta:paragraph-count="1" meta:word-count="131" meta:character-count="662" meta:non-whitespace-character-count="531"/>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text-underline-style="solid" style:text-underline-width="auto" style:text-underline-color="font-color"/>
    </style:style>
    <style:style style:name="ce2" style:family="table-cell" style:parent-style-name="Default">
      <style:text-properties style:text-underline-style="solid" style:text-underline-width="auto" style:text-underline-color="font-color"/>
    </style:style>
  </office:automatic-styles>
  <office:body>
    <office:spreadsheet>
      <table:calculation-settings table:automatic-find-labels="false"/>
      <table:table table:name="Sheet1" table:style-name="ta1">
        <table:table-column table:style-name="co1" table:number-columns-repeated="5" table:default-cell-style-name="Default"/>
        <table:table-row table:style-name="ro1" table:number-rows-repeated="7">
          <table:table-cell table:number-columns-repeated="5"/>
        </table:table-row>
        <table:table-row table:style-name="ro1">
          <table:table-cell/>
          <table:table-cell office:value-type="string" calcext:value-type="string">
            <text:p>Sequential</text:p>
          </table:table-cell>
          <table:table-cell office:value-type="string" calcext:value-type="string">
            <text:p>TreeMap</text:p>
          </table:table-cell>
          <table:table-cell office:value-type="string" calcext:value-type="string">
            <text:p>HashMap</text:p>
          </table:table-cell>
          <table:table-cell office:value-type="string" calcext:value-type="string">
            <text:p>BpTreeMap</text:p>
          </table:table-cell>
        </table:table-row>
        <table:table-row table:style-name="ro1">
          <table:table-cell office:value-type="float" office:value="20" calcext:value-type="float">
            <text:p>20</text:p>
          </table:table-cell>
          <table:table-cell office:value-type="float" office:value="55.8106667" calcext:value-type="float">
            <text:p>55.8106667</text:p>
          </table:table-cell>
          <table:table-cell office:value-type="float" office:value="0.96194" calcext:value-type="float">
            <text:p>0.96194</text:p>
          </table:table-cell>
          <table:table-cell office:value-type="float" office:value="0.12476633" calcext:value-type="float">
            <text:p>0.12476633</text:p>
          </table:table-cell>
          <table:table-cell office:value-type="float" office:value="1.31951233" calcext:value-type="float">
            <text:p>1.31951233</text:p>
          </table:table-cell>
        </table:table-row>
        <table:table-row table:style-name="ro1">
          <table:table-cell office:value-type="float" office:value="50" calcext:value-type="float">
            <text:p>50</text:p>
          </table:table-cell>
          <table:table-cell office:value-type="float" office:value="58.4146886" calcext:value-type="float">
            <text:p>58.4146886</text:p>
          </table:table-cell>
          <table:table-cell office:value-type="float" office:value="1.523353" calcext:value-type="float">
            <text:p>1.523353</text:p>
          </table:table-cell>
          <table:table-cell office:value-type="float" office:value="0.14790933" calcext:value-type="float">
            <text:p>0.14790933</text:p>
          </table:table-cell>
          <table:table-cell office:value-type="float" office:value="1.525567" calcext:value-type="float">
            <text:p>1.525567</text:p>
          </table:table-cell>
        </table:table-row>
        <table:table-row table:style-name="ro1">
          <table:table-cell office:value-type="float" office:value="100" calcext:value-type="float">
            <text:p>100</text:p>
          </table:table-cell>
          <table:table-cell office:value-type="float" office:value="60.920037" calcext:value-type="float">
            <text:p>60.920037</text:p>
          </table:table-cell>
          <table:table-cell office:value-type="float" office:value="2.28733167" calcext:value-type="float">
            <text:p>2.28733167</text:p>
          </table:table-cell>
          <table:table-cell office:value-type="float" office:value="0.19073167" calcext:value-type="float">
            <text:p>0.19073167</text:p>
          </table:table-cell>
          <table:table-cell office:value-type="float" office:value="1.9740173" calcext:value-type="float">
            <text:p>1.9740173</text:p>
          </table:table-cell>
        </table:table-row>
        <table:table-row table:style-name="ro1">
          <table:table-cell office:value-type="float" office:value="250" calcext:value-type="float">
            <text:p>250</text:p>
          </table:table-cell>
          <table:table-cell office:value-type="float" office:value="57.8749447" calcext:value-type="float">
            <text:p>57.8749447</text:p>
          </table:table-cell>
          <table:table-cell office:value-type="float" office:value="4.09119667" calcext:value-type="float">
            <text:p>4.09119667</text:p>
          </table:table-cell>
          <table:table-cell office:value-type="float" office:value="0.14580367" calcext:value-type="float">
            <text:p>0.14580367</text:p>
          </table:table-cell>
          <table:table-cell office:value-type="float" office:value="2.193802" calcext:value-type="float">
            <text:p>2.193802</text:p>
          </table:table-cell>
        </table:table-row>
        <table:table-row table:style-name="ro1">
          <table:table-cell office:value-type="float" office:value="500" calcext:value-type="float">
            <text:p>500</text:p>
          </table:table-cell>
          <table:table-cell office:value-type="float" office:value="59.367088" calcext:value-type="float">
            <text:p>59.367088</text:p>
          </table:table-cell>
          <table:table-cell office:value-type="float" office:value="6.38622567" calcext:value-type="float">
            <text:p>6.38622567</text:p>
          </table:table-cell>
          <table:table-cell office:value-type="float" office:value="0.12686567" calcext:value-type="float">
            <text:p>0.12686567</text:p>
          </table:table-cell>
          <table:table-cell office:value-type="float" office:value="1.913091" calcext:value-type="float">
            <text:p>1.913091</text:p>
          </table:table-cell>
        </table:table-row>
        <table:table-row table:style-name="ro1">
          <table:table-cell office:value-type="float" office:value="1000" calcext:value-type="float">
            <text:p>1000</text:p>
          </table:table-cell>
          <table:table-cell office:value-type="float" office:value="56.5952934" calcext:value-type="float">
            <text:p>56.5952934</text:p>
          </table:table-cell>
          <table:table-cell office:value-type="float" office:value="10.094041" calcext:value-type="float">
            <text:p>10.094041</text:p>
          </table:table-cell>
          <table:table-cell office:value-type="float" office:value="0.220853" calcext:value-type="float">
            <text:p>0.220853</text:p>
          </table:table-cell>
          <table:table-cell office:value-type="float" office:value="1.85822667" calcext:value-type="float">
            <text:p>1.85822667</text:p>
          </table:table-cell>
        </table:table-row>
        <table:table-row table:style-name="ro1">
          <table:table-cell table:style-name="ce2" office:value-type="float" office:value="2000" calcext:value-type="float">
            <text:p>2000</text:p>
          </table:table-cell>
          <table:table-cell office:value-type="float" office:value="63.79621" calcext:value-type="float">
            <text:p>63.79621</text:p>
          </table:table-cell>
          <table:table-cell office:value-type="float" office:value="14.7999403" calcext:value-type="float">
            <text:p>14.7999403</text:p>
          </table:table-cell>
          <table:table-cell office:value-type="float" office:value="0.143296" calcext:value-type="float">
            <text:p>0.143296</text:p>
          </table:table-cell>
          <table:table-cell office:value-type="float" office:value="2.16410133" calcext:value-type="float">
            <text:p>2.1641013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0">00/00/0000</text:date>, <text:time style:data-style-name="N2" text:time-value="01:02:29.6493962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9.006cm" xlink:href="." xlink:type="simple" chart:class="chart:scatter" chart:style-name="ch1">
        <chart:title svg:x="6.196cm" svg:y="0.316cm" chart:style-name="ch2">
          <text:p>Sequential Select</text:p>
        </chart:title>
        <chart:legend chart:legend-position="end" svg:x="13.04cm" svg:y="4.204cm" style:legend-expansion="high" chart:style-name="ch3"/>
        <chart:plot-area chart:style-name="ch4" chart:data-source-has-labels="both" svg:x="0.747cm" svg:y="0.828cm" svg:width="12.674cm" svg:height="7.08cm">
          <chartooo:coordinate-region svg:x="1.368cm" svg:y="1.027cm" svg:width="11.681cm" svg:height="6.234cm"/>
          <chart:axis chart:dimension="x" chart:name="primary-x" chart:style-name="ch5" chartooo:axis-type="auto">
            <chart:title svg:x="6.286cm" svg:y="8.088cm" chart:style-name="ch6">
              <text:p># of tuples</text:p>
            </chart:title>
            <chart:categories table:cell-range-address="local-table.$A$2:.$A$8"/>
          </chart:axis>
          <chart:axis chart:dimension="y" chart:name="primary-y" chart:style-name="ch5">
            <chart:title svg:x="0cm" svg:y="5.126cm" chart:style-name="ch7">
              <text:p>Time (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equential</text:p>
              </table:table-cell>
            </table:table-row>
          </table:table-header-rows>
          <table:table-rows>
            <table:table-row>
              <table:table-cell office:value-type="string">
                <text:p>1</text:p>
              </table:table-cell>
              <table:table-cell office:value-type="float" office:value="20">
                <text:p>20</text:p>
              </table:table-cell>
              <table:table-cell office:value-type="float" office:value="55.8106667">
                <text:p>55.8106667</text:p>
              </table:table-cell>
            </table:table-row>
            <table:table-row>
              <table:table-cell office:value-type="string">
                <text:p>2</text:p>
              </table:table-cell>
              <table:table-cell office:value-type="float" office:value="50">
                <text:p>50</text:p>
              </table:table-cell>
              <table:table-cell office:value-type="float" office:value="58.4146886">
                <text:p>58.4146886</text:p>
              </table:table-cell>
            </table:table-row>
            <table:table-row>
              <table:table-cell office:value-type="string">
                <text:p>3</text:p>
              </table:table-cell>
              <table:table-cell office:value-type="float" office:value="100">
                <text:p>100</text:p>
              </table:table-cell>
              <table:table-cell office:value-type="float" office:value="60.920037">
                <text:p>60.920037</text:p>
              </table:table-cell>
            </table:table-row>
            <table:table-row>
              <table:table-cell office:value-type="string">
                <text:p>4</text:p>
              </table:table-cell>
              <table:table-cell office:value-type="float" office:value="250">
                <text:p>250</text:p>
              </table:table-cell>
              <table:table-cell office:value-type="float" office:value="57.8749447">
                <text:p>57.8749447</text:p>
              </table:table-cell>
            </table:table-row>
            <table:table-row>
              <table:table-cell office:value-type="string">
                <text:p>5</text:p>
              </table:table-cell>
              <table:table-cell office:value-type="float" office:value="500">
                <text:p>500</text:p>
              </table:table-cell>
              <table:table-cell office:value-type="float" office:value="59.367088">
                <text:p>59.367088</text:p>
              </table:table-cell>
            </table:table-row>
            <table:table-row>
              <table:table-cell office:value-type="string">
                <text:p>6</text:p>
              </table:table-cell>
              <table:table-cell office:value-type="float" office:value="1000">
                <text:p>1000</text:p>
              </table:table-cell>
              <table:table-cell office:value-type="float" office:value="56.5952934">
                <text:p>56.5952934</text:p>
              </table:table-cell>
            </table:table-row>
            <table:table-row>
              <table:table-cell office:value-type="string">
                <text:p>7</text:p>
              </table:table-cell>
              <table:table-cell office:value-type="float" office:value="2000">
                <text:p>2000</text:p>
              </table:table-cell>
              <table:table-cell office:value-type="float" office:value="63.79621">
                <text:p>63.796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302cm" svg:y="0.315cm" chart:style-name="ch2">
          <text:p>Tree Map Select</text:p>
        </chart:title>
        <chart:legend chart:legend-position="end" svg:x="13.332cm" svg:y="4.2cm" style:legend-expansion="high" chart:style-name="ch3"/>
        <chart:plot-area chart:style-name="ch4" chart:data-source-has-labels="both" svg:x="1.302cm" svg:y="1.325cm" svg:width="11.401cm" svg:height="6.562cm">
          <chartooo:coordinate-region svg:x="1.923cm" svg:y="1.524cm" svg:width="10.408cm" svg:height="5.716cm"/>
          <chart:axis chart:dimension="x" chart:name="primary-x" chart:style-name="ch5" chartooo:axis-type="auto">
            <chart:title svg:x="6.204cm" svg:y="8.066cm" chart:style-name="ch6">
              <text:p># of tuples</text:p>
            </chart:title>
            <chart:categories table:cell-range-address="local-table.$A$2:.$A$8"/>
          </chart:axis>
          <chart:axis chart:dimension="y" chart:name="primary-y" chart:style-name="ch5">
            <chart:title svg:x="0.423cm" svg:y="5.325cm" chart:style-name="ch7">
              <text:p>Time(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reeMap</text:p>
              </table:table-cell>
            </table:table-row>
          </table:table-header-rows>
          <table:table-rows>
            <table:table-row>
              <table:table-cell office:value-type="string">
                <text:p>1</text:p>
              </table:table-cell>
              <table:table-cell office:value-type="float" office:value="20">
                <text:p>20</text:p>
              </table:table-cell>
              <table:table-cell office:value-type="float" office:value="0.96194">
                <text:p>0.96194</text:p>
              </table:table-cell>
            </table:table-row>
            <table:table-row>
              <table:table-cell office:value-type="string">
                <text:p>2</text:p>
              </table:table-cell>
              <table:table-cell office:value-type="float" office:value="50">
                <text:p>50</text:p>
              </table:table-cell>
              <table:table-cell office:value-type="float" office:value="1.523353">
                <text:p>1.523353</text:p>
              </table:table-cell>
            </table:table-row>
            <table:table-row>
              <table:table-cell office:value-type="string">
                <text:p>3</text:p>
              </table:table-cell>
              <table:table-cell office:value-type="float" office:value="100">
                <text:p>100</text:p>
              </table:table-cell>
              <table:table-cell office:value-type="float" office:value="2.28733167">
                <text:p>2.28733167</text:p>
              </table:table-cell>
            </table:table-row>
            <table:table-row>
              <table:table-cell office:value-type="string">
                <text:p>4</text:p>
              </table:table-cell>
              <table:table-cell office:value-type="float" office:value="250">
                <text:p>250</text:p>
              </table:table-cell>
              <table:table-cell office:value-type="float" office:value="4.09119667">
                <text:p>4.09119667</text:p>
              </table:table-cell>
            </table:table-row>
            <table:table-row>
              <table:table-cell office:value-type="string">
                <text:p>5</text:p>
              </table:table-cell>
              <table:table-cell office:value-type="float" office:value="500">
                <text:p>500</text:p>
              </table:table-cell>
              <table:table-cell office:value-type="float" office:value="6.38622567">
                <text:p>6.38622567</text:p>
              </table:table-cell>
            </table:table-row>
            <table:table-row>
              <table:table-cell office:value-type="string">
                <text:p>6</text:p>
              </table:table-cell>
              <table:table-cell office:value-type="float" office:value="1000">
                <text:p>1000</text:p>
              </table:table-cell>
              <table:table-cell office:value-type="float" office:value="10.094041">
                <text:p>10.094041</text:p>
              </table:table-cell>
            </table:table-row>
            <table:table-row>
              <table:table-cell office:value-type="string">
                <text:p>7</text:p>
              </table:table-cell>
              <table:table-cell office:value-type="float" office:value="2000">
                <text:p>2000</text:p>
              </table:table-cell>
              <table:table-cell office:value-type="float" office:value="14.7999403">
                <text:p>14.799940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156cm" svg:y="0.315cm" chart:style-name="ch2">
          <text:p>Hash Map Select </text:p>
        </chart:title>
        <chart:legend chart:legend-position="end" svg:x="13.2cm" svg:y="4.2cm" style:legend-expansion="high" chart:style-name="ch3"/>
        <chart:plot-area chart:style-name="ch4" chart:data-source-has-labels="both" svg:x="1.33cm" svg:y="1.273cm" svg:width="11.551cm" svg:height="6.566cm">
          <chartooo:coordinate-region svg:x="2.242cm" svg:y="1.472cm" svg:width="10.267cm" svg:height="5.72cm"/>
          <chart:axis chart:dimension="x" chart:name="primary-x" chart:style-name="ch5" chartooo:axis-type="auto">
            <chart:title svg:x="6.307cm" svg:y="8.018cm" chart:style-name="ch6">
              <text:p># of tuples</text:p>
            </chart:title>
            <chart:categories table:cell-range-address="local-table.$A$2:.$A$8"/>
          </chart:axis>
          <chart:axis chart:dimension="y" chart:name="primary-y" chart:style-name="ch5">
            <chart:title svg:x="0.451cm" svg:y="5.314cm" chart:style-name="ch7">
              <text:p>Time (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HashMap</text:p>
              </table:table-cell>
            </table:table-row>
          </table:table-header-rows>
          <table:table-rows>
            <table:table-row>
              <table:table-cell office:value-type="string">
                <text:p>1</text:p>
              </table:table-cell>
              <table:table-cell office:value-type="float" office:value="20">
                <text:p>20</text:p>
              </table:table-cell>
              <table:table-cell office:value-type="float" office:value="0.12476633">
                <text:p>0.12476633</text:p>
              </table:table-cell>
            </table:table-row>
            <table:table-row>
              <table:table-cell office:value-type="string">
                <text:p>2</text:p>
              </table:table-cell>
              <table:table-cell office:value-type="float" office:value="50">
                <text:p>50</text:p>
              </table:table-cell>
              <table:table-cell office:value-type="float" office:value="0.14790933">
                <text:p>0.14790933</text:p>
              </table:table-cell>
            </table:table-row>
            <table:table-row>
              <table:table-cell office:value-type="string">
                <text:p>3</text:p>
              </table:table-cell>
              <table:table-cell office:value-type="float" office:value="100">
                <text:p>100</text:p>
              </table:table-cell>
              <table:table-cell office:value-type="float" office:value="0.19073167">
                <text:p>0.19073167</text:p>
              </table:table-cell>
            </table:table-row>
            <table:table-row>
              <table:table-cell office:value-type="string">
                <text:p>4</text:p>
              </table:table-cell>
              <table:table-cell office:value-type="float" office:value="250">
                <text:p>250</text:p>
              </table:table-cell>
              <table:table-cell office:value-type="float" office:value="0.14580367">
                <text:p>0.14580367</text:p>
              </table:table-cell>
            </table:table-row>
            <table:table-row>
              <table:table-cell office:value-type="string">
                <text:p>5</text:p>
              </table:table-cell>
              <table:table-cell office:value-type="float" office:value="500">
                <text:p>500</text:p>
              </table:table-cell>
              <table:table-cell office:value-type="float" office:value="0.12686567">
                <text:p>0.12686567</text:p>
              </table:table-cell>
            </table:table-row>
            <table:table-row>
              <table:table-cell office:value-type="string">
                <text:p>6</text:p>
              </table:table-cell>
              <table:table-cell office:value-type="float" office:value="1000">
                <text:p>1000</text:p>
              </table:table-cell>
              <table:table-cell office:value-type="float" office:value="0.220853">
                <text:p>0.220853</text:p>
              </table:table-cell>
            </table:table-row>
            <table:table-row>
              <table:table-cell office:value-type="string">
                <text:p>7</text:p>
              </table:table-cell>
              <table:table-cell office:value-type="float" office:value="2000">
                <text:p>2000</text:p>
              </table:table-cell>
              <table:table-cell office:value-type="float" office:value="0.143296">
                <text:p>0.14329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5.667cm" svg:y="0.315cm" chart:style-name="ch2">
          <text:p>BPlus Tree Map Select</text:p>
        </chart:title>
        <chart:legend chart:legend-position="end" svg:x="12.909cm" svg:y="4.2cm" style:legend-expansion="high" chart:style-name="ch3"/>
        <chart:plot-area chart:style-name="ch4" chart:data-source-has-labels="both" svg:x="1.33cm" svg:y="1.273cm" svg:width="11.26cm" svg:height="6.566cm">
          <chartooo:coordinate-region svg:x="2.057cm" svg:y="1.472cm" svg:width="10.162cm" svg:height="5.72cm"/>
          <chart:axis chart:dimension="x" chart:name="primary-x" chart:style-name="ch5" chartooo:axis-type="auto">
            <chart:title svg:x="6.162cm" svg:y="8.018cm" chart:style-name="ch6">
              <text:p># of tuples</text:p>
            </chart:title>
            <chart:categories table:cell-range-address="local-table.$A$2:.$A$8"/>
          </chart:axis>
          <chart:axis chart:dimension="y" chart:name="primary-y" chart:style-name="ch5">
            <chart:title svg:x="0.451cm" svg:y="5.275cm" chart:style-name="ch7">
              <text:p>Time(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BpTreeMap</text:p>
              </table:table-cell>
            </table:table-row>
          </table:table-header-rows>
          <table:table-rows>
            <table:table-row>
              <table:table-cell office:value-type="string">
                <text:p>1</text:p>
              </table:table-cell>
              <table:table-cell office:value-type="float" office:value="20">
                <text:p>20</text:p>
              </table:table-cell>
              <table:table-cell office:value-type="float" office:value="1.31951233">
                <text:p>1.31951233</text:p>
              </table:table-cell>
            </table:table-row>
            <table:table-row>
              <table:table-cell office:value-type="string">
                <text:p>2</text:p>
              </table:table-cell>
              <table:table-cell office:value-type="float" office:value="50">
                <text:p>50</text:p>
              </table:table-cell>
              <table:table-cell office:value-type="float" office:value="1.525567">
                <text:p>1.525567</text:p>
              </table:table-cell>
            </table:table-row>
            <table:table-row>
              <table:table-cell office:value-type="string">
                <text:p>3</text:p>
              </table:table-cell>
              <table:table-cell office:value-type="float" office:value="100">
                <text:p>100</text:p>
              </table:table-cell>
              <table:table-cell office:value-type="float" office:value="1.9740173">
                <text:p>1.9740173</text:p>
              </table:table-cell>
            </table:table-row>
            <table:table-row>
              <table:table-cell office:value-type="string">
                <text:p>4</text:p>
              </table:table-cell>
              <table:table-cell office:value-type="float" office:value="250">
                <text:p>250</text:p>
              </table:table-cell>
              <table:table-cell office:value-type="float" office:value="2.193802">
                <text:p>2.193802</text:p>
              </table:table-cell>
            </table:table-row>
            <table:table-row>
              <table:table-cell office:value-type="string">
                <text:p>5</text:p>
              </table:table-cell>
              <table:table-cell office:value-type="float" office:value="500">
                <text:p>500</text:p>
              </table:table-cell>
              <table:table-cell office:value-type="float" office:value="1.913091">
                <text:p>1.913091</text:p>
              </table:table-cell>
            </table:table-row>
            <table:table-row>
              <table:table-cell office:value-type="string">
                <text:p>6</text:p>
              </table:table-cell>
              <table:table-cell office:value-type="float" office:value="1000">
                <text:p>1000</text:p>
              </table:table-cell>
              <table:table-cell office:value-type="float" office:value="1.85822667">
                <text:p>1.85822667</text:p>
              </table:table-cell>
            </table:table-row>
            <table:table-row>
              <table:table-cell office:value-type="string">
                <text:p>7</text:p>
              </table:table-cell>
              <table:table-cell office:value-type="float" office:value="2000">
                <text:p>2000</text:p>
              </table:table-cell>
              <table:table-cell office:value-type="float" office:value="2.16410133">
                <text:p>2.164101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6.037cm" svg:y="0.315cm" chart:style-name="ch2">
          <text:p>Select Comparison</text:p>
        </chart:title>
        <chart:legend chart:legend-position="end" svg:x="12.909cm" svg:y="3.453cm" style:legend-expansion="high" chart:style-name="ch3"/>
        <chart:plot-area chart:style-name="ch4" chart:data-source-has-labels="both" svg:x="1.33cm" svg:y="1.273cm" svg:width="11.26cm" svg:height="6.566cm">
          <chartooo:coordinate-region svg:x="1.951cm" svg:y="1.473cm" svg:width="10.267cm" svg:height="5.719cm"/>
          <chart:axis chart:dimension="x" chart:name="primary-x" chart:style-name="ch5" chartooo:axis-type="auto">
            <chart:title svg:x="6.162cm" svg:y="8.018cm" chart:style-name="ch6">
              <text:p># of tuples</text:p>
            </chart:title>
            <chart:categories table:cell-range-address="local-table.$A$2:.$A$8"/>
          </chart:axis>
          <chart:axis chart:dimension="y" chart:name="primary-y" chart:style-name="ch5">
            <chart:title svg:x="0.451cm" svg:y="5.275cm" chart:style-name="ch7">
              <text:p>Time(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series chart:style-name="ch11" chart:values-cell-range-address="local-table.$E$2:.$E$8" chart:label-cell-address="local-table.$E$1" chart:class="chart:scatter">
            <chart:data-point chart:repeated="7"/>
          </chart:series>
          <chart:series chart:style-name="ch12" chart:values-cell-range-address="local-table.$F$2:.$F$8" chart:label-cell-address="local-table.$F$1"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equential</text:p>
              </table:table-cell>
              <table:table-cell office:value-type="string">
                <text:p>TreeMap</text:p>
              </table:table-cell>
              <table:table-cell office:value-type="string">
                <text:p>HashMap</text:p>
              </table:table-cell>
              <table:table-cell office:value-type="string">
                <text:p>BpTreeMap</text:p>
              </table:table-cell>
            </table:table-row>
          </table:table-header-rows>
          <table:table-rows>
            <table:table-row>
              <table:table-cell office:value-type="string">
                <text:p>1</text:p>
              </table:table-cell>
              <table:table-cell office:value-type="float" office:value="20">
                <text:p>20</text:p>
              </table:table-cell>
              <table:table-cell office:value-type="float" office:value="55.8106667">
                <text:p>55.8106667</text:p>
              </table:table-cell>
              <table:table-cell office:value-type="float" office:value="0.96194">
                <text:p>0.96194</text:p>
              </table:table-cell>
              <table:table-cell office:value-type="float" office:value="0.12476633">
                <text:p>0.12476633</text:p>
              </table:table-cell>
              <table:table-cell office:value-type="float" office:value="1.31951233">
                <text:p>1.31951233</text:p>
              </table:table-cell>
            </table:table-row>
            <table:table-row>
              <table:table-cell office:value-type="string">
                <text:p>2</text:p>
              </table:table-cell>
              <table:table-cell office:value-type="float" office:value="50">
                <text:p>50</text:p>
              </table:table-cell>
              <table:table-cell office:value-type="float" office:value="58.4146886">
                <text:p>58.4146886</text:p>
              </table:table-cell>
              <table:table-cell office:value-type="float" office:value="1.523353">
                <text:p>1.523353</text:p>
              </table:table-cell>
              <table:table-cell office:value-type="float" office:value="0.14790933">
                <text:p>0.14790933</text:p>
              </table:table-cell>
              <table:table-cell office:value-type="float" office:value="1.525567">
                <text:p>1.525567</text:p>
              </table:table-cell>
            </table:table-row>
            <table:table-row>
              <table:table-cell office:value-type="string">
                <text:p>3</text:p>
              </table:table-cell>
              <table:table-cell office:value-type="float" office:value="100">
                <text:p>100</text:p>
              </table:table-cell>
              <table:table-cell office:value-type="float" office:value="60.920037">
                <text:p>60.920037</text:p>
              </table:table-cell>
              <table:table-cell office:value-type="float" office:value="2.28733167">
                <text:p>2.28733167</text:p>
              </table:table-cell>
              <table:table-cell office:value-type="float" office:value="0.19073167">
                <text:p>0.19073167</text:p>
              </table:table-cell>
              <table:table-cell office:value-type="float" office:value="1.9740173">
                <text:p>1.9740173</text:p>
              </table:table-cell>
            </table:table-row>
            <table:table-row>
              <table:table-cell office:value-type="string">
                <text:p>4</text:p>
              </table:table-cell>
              <table:table-cell office:value-type="float" office:value="250">
                <text:p>250</text:p>
              </table:table-cell>
              <table:table-cell office:value-type="float" office:value="57.8749447">
                <text:p>57.8749447</text:p>
              </table:table-cell>
              <table:table-cell office:value-type="float" office:value="4.09119667">
                <text:p>4.09119667</text:p>
              </table:table-cell>
              <table:table-cell office:value-type="float" office:value="0.14580367">
                <text:p>0.14580367</text:p>
              </table:table-cell>
              <table:table-cell office:value-type="float" office:value="2.193802">
                <text:p>2.193802</text:p>
              </table:table-cell>
            </table:table-row>
            <table:table-row>
              <table:table-cell office:value-type="string">
                <text:p>5</text:p>
              </table:table-cell>
              <table:table-cell office:value-type="float" office:value="500">
                <text:p>500</text:p>
              </table:table-cell>
              <table:table-cell office:value-type="float" office:value="59.367088">
                <text:p>59.367088</text:p>
              </table:table-cell>
              <table:table-cell office:value-type="float" office:value="6.38622567">
                <text:p>6.38622567</text:p>
              </table:table-cell>
              <table:table-cell office:value-type="float" office:value="0.12686567">
                <text:p>0.12686567</text:p>
              </table:table-cell>
              <table:table-cell office:value-type="float" office:value="1.913091">
                <text:p>1.913091</text:p>
              </table:table-cell>
            </table:table-row>
            <table:table-row>
              <table:table-cell office:value-type="string">
                <text:p>6</text:p>
              </table:table-cell>
              <table:table-cell office:value-type="float" office:value="1000">
                <text:p>1000</text:p>
              </table:table-cell>
              <table:table-cell office:value-type="float" office:value="56.5952934">
                <text:p>56.5952934</text:p>
              </table:table-cell>
              <table:table-cell office:value-type="float" office:value="10.094041">
                <text:p>10.094041</text:p>
              </table:table-cell>
              <table:table-cell office:value-type="float" office:value="0.220853">
                <text:p>0.220853</text:p>
              </table:table-cell>
              <table:table-cell office:value-type="float" office:value="1.85822667">
                <text:p>1.85822667</text:p>
              </table:table-cell>
            </table:table-row>
            <table:table-row>
              <table:table-cell office:value-type="string">
                <text:p>7</text:p>
              </table:table-cell>
              <table:table-cell office:value-type="float" office:value="2000">
                <text:p>2000</text:p>
              </table:table-cell>
              <table:table-cell office:value-type="float" office:value="63.79621">
                <text:p>63.79621</text:p>
              </table:table-cell>
              <table:table-cell office:value-type="float" office:value="14.7999403">
                <text:p>14.7999403</text:p>
              </table:table-cell>
              <table:table-cell office:value-type="float" office:value="0.143296">
                <text:p>0.143296</text:p>
              </table:table-cell>
              <table:table-cell office:value-type="float" office:value="2.16410133">
                <text:p>2.164101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4cm" svg:y="0.315cm" chart:style-name="ch2">
          <text:p>Tree Map vs Hash Map vs Bp Tree Map</text:p>
        </chart:title>
        <chart:legend chart:legend-position="end" svg:x="12.909cm" svg:y="3.702cm" style:legend-expansion="high" chart:style-name="ch3"/>
        <chart:plot-area chart:style-name="ch4" chart:data-source-has-labels="both" svg:x="1.33cm" svg:y="1.273cm" svg:width="11.26cm" svg:height="6.566cm">
          <chartooo:coordinate-region svg:x="1.766cm" svg:y="1.472cm" svg:width="10.267cm" svg:height="5.72cm"/>
          <chart:axis chart:dimension="x" chart:name="primary-x" chart:style-name="ch5" chartooo:axis-type="auto">
            <chart:title svg:x="6.162cm" svg:y="8.018cm" chart:style-name="ch6">
              <text:p># of tuples</text:p>
            </chart:title>
            <chart:categories table:cell-range-address="local-table.$A$2:.$A$8"/>
          </chart:axis>
          <chart:axis chart:dimension="y" chart:name="primary-y" chart:style-name="ch5">
            <chart:title svg:x="0.451cm" svg:y="5.275cm" chart:style-name="ch7">
              <text:p>Time(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series chart:style-name="ch11" chart:values-cell-range-address="local-table.$E$2:.$E$8" chart:label-cell-address="local-table.$E$1"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reeMap</text:p>
              </table:table-cell>
              <table:table-cell office:value-type="string">
                <text:p>HashMap</text:p>
              </table:table-cell>
              <table:table-cell office:value-type="string">
                <text:p>BpTreeMap</text:p>
              </table:table-cell>
            </table:table-row>
          </table:table-header-rows>
          <table:table-rows>
            <table:table-row>
              <table:table-cell office:value-type="string">
                <text:p>1</text:p>
              </table:table-cell>
              <table:table-cell office:value-type="float" office:value="20">
                <text:p>20</text:p>
              </table:table-cell>
              <table:table-cell office:value-type="float" office:value="0.96194">
                <text:p>0.96194</text:p>
              </table:table-cell>
              <table:table-cell office:value-type="float" office:value="0.12476633">
                <text:p>0.12476633</text:p>
              </table:table-cell>
              <table:table-cell office:value-type="float" office:value="1.31951233">
                <text:p>1.31951233</text:p>
              </table:table-cell>
            </table:table-row>
            <table:table-row>
              <table:table-cell office:value-type="string">
                <text:p>2</text:p>
              </table:table-cell>
              <table:table-cell office:value-type="float" office:value="50">
                <text:p>50</text:p>
              </table:table-cell>
              <table:table-cell office:value-type="float" office:value="1.523353">
                <text:p>1.523353</text:p>
              </table:table-cell>
              <table:table-cell office:value-type="float" office:value="0.14790933">
                <text:p>0.14790933</text:p>
              </table:table-cell>
              <table:table-cell office:value-type="float" office:value="1.525567">
                <text:p>1.525567</text:p>
              </table:table-cell>
            </table:table-row>
            <table:table-row>
              <table:table-cell office:value-type="string">
                <text:p>3</text:p>
              </table:table-cell>
              <table:table-cell office:value-type="float" office:value="100">
                <text:p>100</text:p>
              </table:table-cell>
              <table:table-cell office:value-type="float" office:value="2.28733167">
                <text:p>2.28733167</text:p>
              </table:table-cell>
              <table:table-cell office:value-type="float" office:value="0.19073167">
                <text:p>0.19073167</text:p>
              </table:table-cell>
              <table:table-cell office:value-type="float" office:value="1.9740173">
                <text:p>1.9740173</text:p>
              </table:table-cell>
            </table:table-row>
            <table:table-row>
              <table:table-cell office:value-type="string">
                <text:p>4</text:p>
              </table:table-cell>
              <table:table-cell office:value-type="float" office:value="250">
                <text:p>250</text:p>
              </table:table-cell>
              <table:table-cell office:value-type="float" office:value="4.09119667">
                <text:p>4.09119667</text:p>
              </table:table-cell>
              <table:table-cell office:value-type="float" office:value="0.14580367">
                <text:p>0.14580367</text:p>
              </table:table-cell>
              <table:table-cell office:value-type="float" office:value="2.193802">
                <text:p>2.193802</text:p>
              </table:table-cell>
            </table:table-row>
            <table:table-row>
              <table:table-cell office:value-type="string">
                <text:p>5</text:p>
              </table:table-cell>
              <table:table-cell office:value-type="float" office:value="500">
                <text:p>500</text:p>
              </table:table-cell>
              <table:table-cell office:value-type="float" office:value="6.38622567">
                <text:p>6.38622567</text:p>
              </table:table-cell>
              <table:table-cell office:value-type="float" office:value="0.12686567">
                <text:p>0.12686567</text:p>
              </table:table-cell>
              <table:table-cell office:value-type="float" office:value="1.913091">
                <text:p>1.913091</text:p>
              </table:table-cell>
            </table:table-row>
            <table:table-row>
              <table:table-cell office:value-type="string">
                <text:p>6</text:p>
              </table:table-cell>
              <table:table-cell office:value-type="float" office:value="1000">
                <text:p>1000</text:p>
              </table:table-cell>
              <table:table-cell office:value-type="float" office:value="10.094041">
                <text:p>10.094041</text:p>
              </table:table-cell>
              <table:table-cell office:value-type="float" office:value="0.220853">
                <text:p>0.220853</text:p>
              </table:table-cell>
              <table:table-cell office:value-type="float" office:value="1.85822667">
                <text:p>1.85822667</text:p>
              </table:table-cell>
            </table:table-row>
            <table:table-row>
              <table:table-cell office:value-type="string">
                <text:p>7</text:p>
              </table:table-cell>
              <table:table-cell office:value-type="float" office:value="2000">
                <text:p>2000</text:p>
              </table:table-cell>
              <table:table-cell office:value-type="float" office:value="14.7999403">
                <text:p>14.7999403</text:p>
              </table:table-cell>
              <table:table-cell office:value-type="float" office:value="0.143296">
                <text:p>0.143296</text:p>
              </table:table-cell>
              <table:table-cell office:value-type="float" office:value="2.16410133">
                <text:p>2.1641013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4.913cm" svg:y="0.315cm" chart:style-name="ch2">
          <text:p>Sequential vs. TreeMap Select</text:p>
        </chart:title>
        <chart:legend chart:legend-position="end" svg:x="13.041cm" svg:y="3.951cm" style:legend-expansion="high" chart:style-name="ch3"/>
        <chart:plot-area chart:style-name="ch4" chart:data-source-has-labels="both" svg:x="1.303cm" svg:y="1.378cm" svg:width="11.11cm" svg:height="6.562cm">
          <chartooo:coordinate-region svg:x="1.924cm" svg:y="1.577cm" svg:width="10.117cm" svg:height="5.716cm"/>
          <chart:axis chart:dimension="x" chart:name="primary-x" chart:style-name="ch5" chartooo:axis-type="auto">
            <chart:title svg:x="6.06cm" svg:y="8.119cm" chart:style-name="ch6">
              <text:p># of tuples</text:p>
            </chart:title>
            <chart:categories table:cell-range-address="local-table.$A$2:.$A$8"/>
          </chart:axis>
          <chart:axis chart:dimension="y" chart:name="primary-y" chart:style-name="ch5">
            <chart:title svg:x="0.424cm" svg:y="5.378cm" chart:style-name="ch7">
              <text:p>Time(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Sequential</text:p>
              </table:table-cell>
              <table:table-cell office:value-type="string">
                <text:p>TreeMap</text:p>
              </table:table-cell>
            </table:table-row>
          </table:table-header-rows>
          <table:table-rows>
            <table:table-row>
              <table:table-cell office:value-type="string">
                <text:p>1</text:p>
              </table:table-cell>
              <table:table-cell office:value-type="float" office:value="20">
                <text:p>20</text:p>
              </table:table-cell>
              <table:table-cell office:value-type="float" office:value="55.8106667">
                <text:p>55.8106667</text:p>
              </table:table-cell>
              <table:table-cell office:value-type="float" office:value="0.96194">
                <text:p>0.96194</text:p>
              </table:table-cell>
            </table:table-row>
            <table:table-row>
              <table:table-cell office:value-type="string">
                <text:p>2</text:p>
              </table:table-cell>
              <table:table-cell office:value-type="float" office:value="50">
                <text:p>50</text:p>
              </table:table-cell>
              <table:table-cell office:value-type="float" office:value="58.4146886">
                <text:p>58.4146886</text:p>
              </table:table-cell>
              <table:table-cell office:value-type="float" office:value="1.523353">
                <text:p>1.523353</text:p>
              </table:table-cell>
            </table:table-row>
            <table:table-row>
              <table:table-cell office:value-type="string">
                <text:p>3</text:p>
              </table:table-cell>
              <table:table-cell office:value-type="float" office:value="100">
                <text:p>100</text:p>
              </table:table-cell>
              <table:table-cell office:value-type="float" office:value="60.920037">
                <text:p>60.920037</text:p>
              </table:table-cell>
              <table:table-cell office:value-type="float" office:value="2.28733167">
                <text:p>2.28733167</text:p>
              </table:table-cell>
            </table:table-row>
            <table:table-row>
              <table:table-cell office:value-type="string">
                <text:p>4</text:p>
              </table:table-cell>
              <table:table-cell office:value-type="float" office:value="250">
                <text:p>250</text:p>
              </table:table-cell>
              <table:table-cell office:value-type="float" office:value="57.8749447">
                <text:p>57.8749447</text:p>
              </table:table-cell>
              <table:table-cell office:value-type="float" office:value="4.09119667">
                <text:p>4.09119667</text:p>
              </table:table-cell>
            </table:table-row>
            <table:table-row>
              <table:table-cell office:value-type="string">
                <text:p>5</text:p>
              </table:table-cell>
              <table:table-cell office:value-type="float" office:value="500">
                <text:p>500</text:p>
              </table:table-cell>
              <table:table-cell office:value-type="float" office:value="59.367088">
                <text:p>59.367088</text:p>
              </table:table-cell>
              <table:table-cell office:value-type="float" office:value="6.38622567">
                <text:p>6.38622567</text:p>
              </table:table-cell>
            </table:table-row>
            <table:table-row>
              <table:table-cell office:value-type="string">
                <text:p>6</text:p>
              </table:table-cell>
              <table:table-cell office:value-type="float" office:value="1000">
                <text:p>1000</text:p>
              </table:table-cell>
              <table:table-cell office:value-type="float" office:value="56.5952934">
                <text:p>56.5952934</text:p>
              </table:table-cell>
              <table:table-cell office:value-type="float" office:value="10.094041">
                <text:p>10.094041</text:p>
              </table:table-cell>
            </table:table-row>
            <table:table-row>
              <table:table-cell office:value-type="string">
                <text:p>7</text:p>
              </table:table-cell>
              <table:table-cell office:value-type="float" office:value="2000">
                <text:p>2000</text:p>
              </table:table-cell>
              <table:table-cell office:value-type="float" office:value="63.79621">
                <text:p>63.79621</text:p>
              </table:table-cell>
              <table:table-cell office:value-type="float" office:value="14.7999403">
                <text:p>14.799940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4.939cm" svg:y="0.315cm" chart:style-name="ch2">
          <text:p>Hash Map vs Tree Map Select</text:p>
        </chart:title>
        <chart:legend chart:legend-position="end" svg:x="12.909cm" svg:y="3.951cm" style:legend-expansion="high" chart:style-name="ch3"/>
        <chart:plot-area chart:style-name="ch4" chart:data-source-has-labels="both" svg:x="1.33cm" svg:y="1.273cm" svg:width="11.26cm" svg:height="6.566cm">
          <chartooo:coordinate-region svg:x="2.057cm" svg:y="1.472cm" svg:width="10.162cm" svg:height="5.72cm"/>
          <chart:axis chart:dimension="x" chart:name="primary-x" chart:style-name="ch5" chartooo:axis-type="auto">
            <chart:title svg:x="6.162cm" svg:y="8.018cm" chart:style-name="ch6">
              <text:p># of tuples</text:p>
            </chart:title>
            <chart:categories table:cell-range-address="local-table.$A$2:.$A$8"/>
          </chart:axis>
          <chart:axis chart:dimension="y" chart:name="primary-y" chart:style-name="ch5">
            <chart:title svg:x="0.451cm" svg:y="5.275cm" chart:style-name="ch7">
              <text:p>Time(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HashMap</text:p>
              </table:table-cell>
              <table:table-cell office:value-type="string">
                <text:p>BpTreeMap</text:p>
              </table:table-cell>
            </table:table-row>
          </table:table-header-rows>
          <table:table-rows>
            <table:table-row>
              <table:table-cell office:value-type="string">
                <text:p>1</text:p>
              </table:table-cell>
              <table:table-cell office:value-type="float" office:value="20">
                <text:p>20</text:p>
              </table:table-cell>
              <table:table-cell office:value-type="float" office:value="0.12476633">
                <text:p>0.12476633</text:p>
              </table:table-cell>
              <table:table-cell office:value-type="float" office:value="1.31951233">
                <text:p>1.31951233</text:p>
              </table:table-cell>
            </table:table-row>
            <table:table-row>
              <table:table-cell office:value-type="string">
                <text:p>2</text:p>
              </table:table-cell>
              <table:table-cell office:value-type="float" office:value="50">
                <text:p>50</text:p>
              </table:table-cell>
              <table:table-cell office:value-type="float" office:value="0.14790933">
                <text:p>0.14790933</text:p>
              </table:table-cell>
              <table:table-cell office:value-type="float" office:value="1.525567">
                <text:p>1.525567</text:p>
              </table:table-cell>
            </table:table-row>
            <table:table-row>
              <table:table-cell office:value-type="string">
                <text:p>3</text:p>
              </table:table-cell>
              <table:table-cell office:value-type="float" office:value="100">
                <text:p>100</text:p>
              </table:table-cell>
              <table:table-cell office:value-type="float" office:value="0.19073167">
                <text:p>0.19073167</text:p>
              </table:table-cell>
              <table:table-cell office:value-type="float" office:value="1.9740173">
                <text:p>1.9740173</text:p>
              </table:table-cell>
            </table:table-row>
            <table:table-row>
              <table:table-cell office:value-type="string">
                <text:p>4</text:p>
              </table:table-cell>
              <table:table-cell office:value-type="float" office:value="250">
                <text:p>250</text:p>
              </table:table-cell>
              <table:table-cell office:value-type="float" office:value="0.14580367">
                <text:p>0.14580367</text:p>
              </table:table-cell>
              <table:table-cell office:value-type="float" office:value="2.193802">
                <text:p>2.193802</text:p>
              </table:table-cell>
            </table:table-row>
            <table:table-row>
              <table:table-cell office:value-type="string">
                <text:p>5</text:p>
              </table:table-cell>
              <table:table-cell office:value-type="float" office:value="500">
                <text:p>500</text:p>
              </table:table-cell>
              <table:table-cell office:value-type="float" office:value="0.12686567">
                <text:p>0.12686567</text:p>
              </table:table-cell>
              <table:table-cell office:value-type="float" office:value="1.913091">
                <text:p>1.913091</text:p>
              </table:table-cell>
            </table:table-row>
            <table:table-row>
              <table:table-cell office:value-type="string">
                <text:p>6</text:p>
              </table:table-cell>
              <table:table-cell office:value-type="float" office:value="1000">
                <text:p>1000</text:p>
              </table:table-cell>
              <table:table-cell office:value-type="float" office:value="0.220853">
                <text:p>0.220853</text:p>
              </table:table-cell>
              <table:table-cell office:value-type="float" office:value="1.85822667">
                <text:p>1.85822667</text:p>
              </table:table-cell>
            </table:table-row>
            <table:table-row>
              <table:table-cell office:value-type="string">
                <text:p>7</text:p>
              </table:table-cell>
              <table:table-cell office:value-type="float" office:value="2000">
                <text:p>2000</text:p>
              </table:table-cell>
              <table:table-cell office:value-type="float" office:value="0.143296">
                <text:p>0.143296</text:p>
              </table:table-cell>
              <table:table-cell office:value-type="float" office:value="2.16410133">
                <text:p>2.164101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